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c001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5e275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33333" draw:textarea-horizontal-align="justify" draw:textarea-vertical-align="middle" draw:auto-grow-height="false" style:protect="size"/>
    </style:style>
    <style:style style:name="gr6" style:family="graphic" style:parent-style-name="standard">
      <style:graphic-properties svg:stroke-color="#2c001e" draw:fill="solid" draw:fill-color="#3333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2cm" svg:height="12cm" svg:x="4.4cm" svg:y="1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3cm" svg:height="0.3cm" svg:x="7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7.501cm" svg:y="7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3cm" svg:height="0.3cm" svg:x="7.502cm" svg:y="7.5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3cm" svg:height="0.3cm" svg:x="7.502cm" svg:y="7.5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3cm" svg:height="0.3cm" svg:x="5.5cm" svg:y="7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3cm" svg:height="0.3cm" svg:x="6.5cm" svg:y="7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5cm" svg:height="0.216cm" draw:transform="skewX (-0.0740019602845597) rotate (-0.317998989713368) translate (9.907cm 8.15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3cm" svg:height="0.3cm" draw:transform="rotate (-1.38683862363469) translate (10.064cm 4.81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3cm" svg:height="0.3cm" draw:transform="rotate (2.20749243792243) translate (12.203cm 10.46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3cm" svg:height="0.3cm" svg:x="7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1.003cm" svg:y="5.8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3cm" svg:height="0.3cm" svg:x="12.703cm" svg:y="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3cm" svg:height="0.3cm" svg:x="15.704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3cm" svg:height="0.3cm" svg:x="7.703cm" svg:y="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3cm" svg:height="0.3cm" svg:x="8.8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3cm" svg:height="0.3cm" svg:x="11.9cm" svg:y="2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1.2cm" svg:height="1.1cm" svg:x="9.8cm" svg:y="6.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7cm" svg:height="1.356cm" svg:x="8.6cm" svg:y="10.6cm">
          <draw:text-box>
            <text:p text:style-name="P2"><text:span text:style-name="T1">x1</text:span></text:p>
          </draw:text-box>
        </draw:frame>
        <draw:frame draw:style-name="gr9" draw:text-style-name="P2" draw:layer="layout" svg:width="1cm" svg:height="1.556cm" svg:x="9.8cm" svg:y="6.344cm">
          <draw:text-box>
            <text:p text:style-name="P2"><text:span text:style-name="T1">w</text:span></text:p>
          </draw:text-box>
        </draw:frame>
        <draw:frame draw:style-name="gr10" draw:text-style-name="P2" draw:layer="layout" svg:width="1.8cm" svg:height="1.356cm" svg:x="12.5cm" svg:y="9.539cm">
          <draw:text-box>
            <text:p text:style-name="P2"><text:span text:style-name="T1">x2</text:span></text:p>
          </draw:text-box>
        </draw:frame>
        <draw:frame draw:style-name="gr8" draw:text-style-name="P2" draw:layer="layout" svg:width="1.8cm" svg:height="1.356cm" svg:x="13.1cm" svg:y="6.4cm">
          <draw:text-box>
            <text:p text:style-name="P2"><text:span text:style-name="T1">x3</text:span></text:p>
          </draw:text-box>
        </draw:frame>
        <draw:frame draw:style-name="gr8" draw:text-style-name="P2" draw:layer="layout" svg:width="1.8cm" svg:height="1.356cm" svg:x="6.2cm" svg:y="2.7cm">
          <draw:text-box>
            <text:p text:style-name="P2"><text:span text:style-name="T1">x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fi </meta:initial-creator>
    <meta:creation-date>2016-11-29T10:30:53.801377571</meta:creation-date>
    <dc:date>2016-11-29T10:46:31.399640390</dc:date>
    <dc:creator>Steffi </dc:creator>
    <meta:editing-duration>PT14M20S</meta:editing-duration>
    <meta:editing-cycles>5</meta:editing-cycles>
    <meta:generator>LibreOffice/4.2.8.2$Linux_X86_64 LibreOffice_project/420m0$Build-2</meta:generator>
    <meta:document-statistic meta:object-count="23"/>
  </office:meta>
</office:document-meta>
</file>